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c39f" officeooo:paragraph-rsid="0007c39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c39f" officeooo:paragraph-rsid="0007c39f" style:font-weight-asian="bold" style:font-weight-complex="bold"/>
    </style:style>
    <style:style style:name="P3" style:family="paragraph" style:parent-style-name="Standard">
      <style:text-properties fo:font-weight="bold" officeooo:rsid="00088974" officeooo:paragraph-rsid="00088974" style:font-weight-asian="bold" style:font-weight-complex="bold"/>
    </style:style>
    <style:style style:name="T1" style:family="text">
      <style:text-properties officeooo:rsid="00088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Dynamic forms</text:p>
      <text:p text:style-name="P1"><text:s/></text:p>
      <text:p text:style-name="P1">a Form <text:s/>is represented by the “Form” class.</text:p>
      <text:p text:style-name="P1">This form contains Fields, which are represented by the “Field-Base” class, this class is intended to b<text:span text:style-name="T1">e</text:span> extended <text:span text:style-name="T1">when needed</text:span>.</text:p>
      <text:p text:style-name="P1"><text:tab/><text:tab/><text:tab/><text:tab/><text:tab/><text:tab/><text:span text:style-name="T1">FormDisplayerComponent</text:span></text:p>
      <text:p text:style-name="P3">takes some params from the Url, and uses the <text:s/>“DynamicFormService” to retreive a “Form” object, <text:s/>and passes this object to DynamicFormComponent</text:p>
      <text:p text:style-name="P1"/>
      <text:p text:style-name="P2">DynamicFormComponent</text:p>
      <text:p text:style-name="P1"><text:s/>takes a “Form” Object as an input. <text:s/>And uses <text:s/>FormControlService to transform it into and “FormGroup”, which is an Angular Object from.the library ReactiveForms .</text:p>
      <text:p text:style-name="P1">The Form-Service retreives Forms from the server.</text:p>
      <text:p text:style-name="P1"/>
      <text:p text:style-name="P1"><text:tab/><text:tab/><text:tab/><text:tab/><text:tab/>DynamicFormFieldComponent</text:p>
      <text:p text:style-name="P1">This component functionality , is to transform a “FormBase” object into HTML code.</text:p>
      <text:p text:style-name="P1">receives two inputs, a “Field Base” , and a “FormGroup” 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2:01:30.253183549</meta:creation-date>
    <dc:date>2017-09-09T12:19:01.473639749</dc:date>
    <meta:editing-duration>PT5M41S</meta:editing-duration>
    <meta:editing-cycles>1</meta:editing-cycles>
    <meta:document-statistic meta:table-count="0" meta:image-count="0" meta:object-count="0" meta:page-count="1" meta:paragraph-count="12" meta:word-count="110" meta:character-count="760" meta:non-whitespace-character-count="638"/>
    <meta:generator>LibreOffice/5.1.6.2$Linux_X86_64 LibreOffice_project/10m0$Build-2</meta:generator>
  </office:meta>
</office:document-meta>
</file>